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gChainProperties" style:family="table">
      <style:table-properties style:width="19.607cm" table:align="left"/>
    </style:style>
    <style:style style:name="TagChainProperties.A" style:family="table-column">
      <style:table-column-properties style:column-width="6.348cm"/>
    </style:style>
    <style:style style:name="TagChainProperties.B" style:family="table-column">
      <style:table-column-properties style:column-width="1.896cm"/>
    </style:style>
    <style:style style:name="TagChainProperties.C" style:family="table-column">
      <style:table-column-properties style:column-width="2.962cm"/>
    </style:style>
    <style:style style:name="TagChainProperties.D" style:family="table-column">
      <style:table-column-properties style:column-width="2.78cm"/>
    </style:style>
    <style:style style:name="TagChainProperties.E" style:family="table-column">
      <style:table-column-properties style:column-width="1.642cm"/>
    </style:style>
    <style:style style:name="TagChainProperties.F" style:family="table-column">
      <style:table-column-properties style:column-width="1.99cm"/>
    </style:style>
    <style:style style:name="TagChainProperti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gChainProperties.F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gChainProperties.G1" style:family="table-cell">
      <style:table-cell-properties fo:background-color="transparent" fo:padding="0.097cm" fo:border="0.002cm solid #000000">
        <style:background-image/>
      </style:table-cell-properties>
    </style:style>
    <style:style style:name="TagChainProperties.A2" style:family="table-cell">
      <style:table-cell-properties fo:padding="0.097cm" fo:border-left="0.002cm solid #000000" fo:border-right="none" fo:border-top="none" fo:border-bottom="0.002cm solid #000000"/>
    </style:style>
    <style:style style:name="TagChainProperties.F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gChainProperties.G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9.607cm" table:align="left"/>
    </style:style>
    <style:style style:name="Tabelle2.A" style:family="table-column">
      <style:table-column-properties style:column-width="6.348cm"/>
    </style:style>
    <style:style style:name="Tabelle2.B" style:family="table-column">
      <style:table-column-properties style:column-width="1.896cm"/>
    </style:style>
    <style:style style:name="Tabelle2.C" style:family="table-column">
      <style:table-column-properties style:column-width="2.962cm"/>
    </style:style>
    <style:style style:name="Tabelle2.D" style:family="table-column">
      <style:table-column-properties style:column-width="2.78cm"/>
    </style:style>
    <style:style style:name="Tabelle2.E" style:family="table-column">
      <style:table-column-properties style:column-width="1.642cm"/>
    </style:style>
    <style:style style:name="Tabelle2.F" style:family="table-column">
      <style:table-column-properties style:column-width="1.99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F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G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" style:family="table">
      <style:table-properties style:width="27.834cm" fo:margin-left="0cm" fo:margin-right="-0.134cm" table:align="margins"/>
    </style:style>
    <style:style style:name="Table1.A" style:family="table-column">
      <style:table-column-properties style:column-width="4.157cm" style:rel-column-width="9787*"/>
    </style:style>
    <style:style style:name="Table1.B" style:family="table-column">
      <style:table-column-properties style:column-width="2.566cm" style:rel-column-width="6044*"/>
    </style:style>
    <style:style style:name="Table1.C" style:family="table-column">
      <style:table-column-properties style:column-width="2.831cm" style:rel-column-width="6667*"/>
    </style:style>
    <style:style style:name="Table1.D" style:family="table-column">
      <style:table-column-properties style:column-width="3.283cm" style:rel-column-width="7727*"/>
    </style:style>
    <style:style style:name="Table1.E" style:family="table-column">
      <style:table-column-properties style:column-width="3.069cm" style:rel-column-width="7228*"/>
    </style:style>
    <style:style style:name="Table1.F" style:family="table-column">
      <style:table-column-properties style:column-width="3.043cm" style:rel-column-width="7166*"/>
    </style:style>
    <style:style style:name="Table1.G" style:family="table-column">
      <style:table-column-properties style:column-width="2.408cm" style:rel-column-width="5670*"/>
    </style:style>
    <style:style style:name="Table1.H" style:family="table-column">
      <style:table-column-properties style:column-width="2.672cm" style:rel-column-width="6293*"/>
    </style:style>
    <style:style style:name="Table1.I" style:family="table-column">
      <style:table-column-properties style:column-width="1.349cm" style:rel-column-width="3178*"/>
    </style:style>
    <style:style style:name="Table1.J" style:family="table-column">
      <style:table-column-properties style:column-width="0.758cm" style:rel-column-width="1786*"/>
    </style:style>
    <style:style style:name="Table1.K" style:family="table-column">
      <style:table-column-properties style:column-width="0.878cm" style:rel-column-width="2068*"/>
    </style:style>
    <style:style style:name="Table1.L" style:family="table-column">
      <style:table-column-properties style:column-width="0.817cm" style:rel-column-width="192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L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L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27.834cm" fo:margin-left="0cm" fo:margin-right="-0.134cm" table:align="margins"/>
    </style:style>
    <style:style style:name="Tabelle1.A" style:family="table-column">
      <style:table-column-properties style:column-width="4.157cm" style:rel-column-width="9787*"/>
    </style:style>
    <style:style style:name="Tabelle1.B" style:family="table-column">
      <style:table-column-properties style:column-width="2.566cm" style:rel-column-width="6044*"/>
    </style:style>
    <style:style style:name="Tabelle1.C" style:family="table-column">
      <style:table-column-properties style:column-width="2.831cm" style:rel-column-width="6667*"/>
    </style:style>
    <style:style style:name="Tabelle1.D" style:family="table-column">
      <style:table-column-properties style:column-width="3.307cm" style:rel-column-width="7789*"/>
    </style:style>
    <style:style style:name="Tabelle1.E" style:family="table-column">
      <style:table-column-properties style:column-width="3.016cm" style:rel-column-width="7103*"/>
    </style:style>
    <style:style style:name="Tabelle1.F" style:family="table-column">
      <style:table-column-properties style:column-width="3.096cm" style:rel-column-width="7290*"/>
    </style:style>
    <style:style style:name="Tabelle1.G" style:family="table-column">
      <style:table-column-properties style:column-width="2.381cm" style:rel-column-width="5608*"/>
    </style:style>
    <style:style style:name="Tabelle1.H" style:family="table-column">
      <style:table-column-properties style:column-width="2.646cm" style:rel-column-width="6231*"/>
    </style:style>
    <style:style style:name="Tabelle1.I" style:family="table-column">
      <style:table-column-properties style:column-width="1.349cm" style:rel-column-width="3178*"/>
    </style:style>
    <style:style style:name="Tabelle1.J" style:family="table-column">
      <style:table-column-properties style:column-width="0.785cm" style:rel-column-width="1848*"/>
    </style:style>
    <style:style style:name="Tabelle1.K" style:family="table-column">
      <style:table-column-properties style:column-width="0.878cm" style:rel-column-width="2068*"/>
    </style:style>
    <style:style style:name="Tabelle1.L" style:family="table-column">
      <style:table-column-properties style:column-width="0.817cm" style:rel-column-width="1922*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L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L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27.665cm" table:align="left"/>
    </style:style>
    <style:style style:name="Table2.A" style:family="table-column">
      <style:table-column-properties style:column-width="7.195cm"/>
    </style:style>
    <style:style style:name="Table2.B" style:family="table-column">
      <style:table-column-properties style:column-width="2.018cm"/>
    </style:style>
    <style:style style:name="Table2.C" style:family="table-column">
      <style:table-column-properties style:column-width="2.087cm"/>
    </style:style>
    <style:style style:name="Table2.D" style:family="table-column">
      <style:table-column-properties style:column-width="3.149cm"/>
    </style:style>
    <style:style style:name="Table2.E" style:family="table-column">
      <style:table-column-properties style:column-width="3.201cm"/>
    </style:style>
    <style:style style:name="Table2.F" style:family="table-column">
      <style:table-column-properties style:column-width="2.858cm"/>
    </style:style>
    <style:style style:name="Table2.G" style:family="table-column">
      <style:table-column-properties style:column-width="2.805cm"/>
    </style:style>
    <style:style style:name="Table2.H" style:family="table-column">
      <style:table-column-properties style:column-width="2.378cm"/>
    </style:style>
    <style:style style:name="Table2.I" style:family="table-column">
      <style:table-column-properties style:column-width="0.658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K1" style:family="table-cell">
      <style:table-cell-properties fo:background-color="transparent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K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Table_20_Heading">
      <style:text-properties style:font-name="Arial"/>
    </style:style>
    <style:style style:name="P3" style:family="paragraph" style:parent-style-name="Table_20_Heading">
      <style:text-properties style:font-name="Arial" fo:font-style="italic" style:font-style-asian="italic" style:font-style-complex="italic" style:text-rotation-angle="0" style:text-rotation-scale="line-height" style:text-scale="86%"/>
    </style:style>
    <style:style style:name="P4" style:family="paragraph" style:parent-style-name="Table_20_Heading">
      <style:text-properties style:font-name="Arial" style:text-rotation-angle="0" style:text-rotation-scale="line-height" style:text-scale="86%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10" style:family="paragraph" style:parent-style-name="Standard">
      <style:text-properties style:font-name="Ari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Arial" fo:font-size="8pt" style:font-size-asian="8pt" style:font-size-complex="8pt"/>
    </style:style>
    <style:style style:name="P13" style:family="paragraph" style:parent-style-name="Table_20_Heading">
      <style:text-properties style:font-name="Arial" fo:font-size="8pt" style:font-size-asian="8pt" style:font-size-complex="8pt"/>
    </style:style>
    <style:style style:name="P14" style:family="paragraph" style:parent-style-name="Table_20_Heading">
      <style:text-properties style:font-name="Arial" fo:font-size="8pt" fo:font-style="italic" style:font-size-asian="8pt" style:font-style-asian="italic" style:font-size-complex="8pt" style:font-style-complex="italic" style:text-rotation-angle="0" style:text-rotation-scale="line-height" style:text-scale="86%"/>
    </style:style>
    <style:style style:name="P15" style:family="paragraph" style:parent-style-name="Table_20_Heading">
      <style:text-properties style:font-name="Arial" fo:font-size="8pt" style:font-size-asian="8pt" style:font-size-complex="8pt" style:text-rotation-angle="0" style:text-rotation-scale="line-height" style:text-scale="86%"/>
    </style:style>
    <style:style style:name="P16" style:family="paragraph" style:parent-style-name="Table_20_Heading">
      <style:text-properties fo:color="#000000" style:font-name="Courier New" fo:font-size="8pt" fo:font-weight="normal" style:font-name-asian="Courier New" style:font-size-asian="8pt" style:font-weight-asian="normal" style:font-name-complex="Courier New" style:font-size-complex="8pt" style:font-weight-complex="normal" style:text-rotation-angle="0" style:text-rotation-scale="line-height" style:text-scale="86%"/>
    </style:style>
    <style:style style:name="P17" style:family="paragraph" style:parent-style-name="Table_20_Contents">
      <style:text-properties style:font-name="Arial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21" style:family="paragraph" style:parent-style-name="Standard">
      <style:text-properties fo:font-size="8pt" style:font-size-asian="8pt" style:font-size-complex="8pt"/>
    </style:style>
    <style:style style:name="P22" style:family="paragraph" style:parent-style-name="Table_20_Contents">
      <style:text-properties fo:color="#000000" style:font-name="Arial" fo:font-size="8pt" fo:font-style="normal" style:font-name-asian="Courier New" style:font-size-asian="8pt" style:font-style-asian="normal" style:font-name-complex="Courier New" style:font-size-complex="8pt" style:font-style-complex="normal"/>
    </style:style>
    <style:style style:name="P23" style:family="paragraph" style:parent-style-name="Table_20_Contents">
      <style:text-properties fo:color="#000000" style:font-name="Arial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24" style:family="paragraph" style:parent-style-name="Standard">
      <style:text-properties style:font-name="Arial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arameters for „Get Tag“ Chain Elements</text:h>
      <table:table table:name="TagChainProperties" table:style-name="TagChainProperties">
        <table:table-column table:style-name="TagChainProperties.A"/>
        <table:table-column table:style-name="TagChainProperties.B"/>
        <table:table-column table:style-name="TagChainProperties.C"/>
        <table:table-column table:style-name="TagChainProperties.D"/>
        <table:table-column table:style-name="TagChainProperties.E"/>
        <table:table-column table:style-name="TagChainProperties.F" table:number-columns-repeated="2"/>
        <table:table-row>
          <table:table-cell table:style-name="TagChainProperties.A1" office:value-type="string">
            <text:p text:style-name="P2"/>
          </table:table-cell>
          <table:table-cell table:style-name="TagChainProperties.A1" office:value-type="string">
            <text:p text:style-name="P3">String</text:p>
            <text:p text:style-name="P4">ReqUser </text:p>
          </table:table-cell>
          <table:table-cell table:style-name="TagChainProperties.A1" office:value-type="string">
            <text:p text:style-name="P4"><text:span text:style-name="T1">GroupingEntity</text:span> </text:p>
            <text:p text:style-name="P4">grouping</text:p>
          </table:table-cell>
          <table:table-cell table:style-name="TagChainProperties.A1" office:value-type="string">
            <text:p text:style-name="P3">String</text:p>
            <text:p text:style-name="P4">ReqgroupingName</text:p>
          </table:table-cell>
          <table:table-cell table:style-name="TagChainProperties.A1" office:value-type="string">
            <text:p text:style-name="P3">String</text:p>
            <text:p text:style-name="P4">regex</text:p>
          </table:table-cell>
          <table:table-cell table:style-name="TagChainProperties.F1" office:value-type="string">
            <text:p text:style-name="P3">String</text:p>
            <text:p text:style-name="P4">tagName</text:p>
          </table:table-cell>
          <table:table-cell table:style-name="TagChainProperties.G1" office:value-type="string">
            <text:p text:style-name="P3">String Search</text:p>
          </table:table-cell>
        </table:table-row>
        <table:table-row>
          <table:table-cell table:style-name="TagChainProperties.A2" office:value-type="string">
            <text:p text:style-name="P5">GetAllTags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A2" office:value-type="string">
            <text:p text:style-name="P7">all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A2" office:value-type="string">
            <text:p text:style-name="P6">not_pres</text:p>
          </table:table-cell>
          <table:table-cell table:style-name="TagChainProperties.F2" office:value-type="string">
            <text:p text:style-name="P6">ø</text:p>
          </table:table-cell>
          <table:table-cell table:style-name="TagChainProperties.G2" office:value-type="string">
            <text:p text:style-name="P6">ø</text:p>
          </table:table-cell>
        </table:table-row>
        <table:table-row>
          <table:table-cell table:style-name="TagChainProperties.A2" office:value-type="string">
            <text:p text:style-name="P5">GetTagsByExpression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A2" office:value-type="string">
            <text:p text:style-name="P6">all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A2" office:value-type="string">
            <text:p text:style-name="P6">pres</text:p>
          </table:table-cell>
          <table:table-cell table:style-name="TagChainProperties.F2" office:value-type="string">
            <text:p text:style-name="P6">ø</text:p>
          </table:table-cell>
          <table:table-cell table:style-name="TagChainProperties.G2" office:value-type="string">
            <text:p text:style-name="P6">ø</text:p>
          </table:table-cell>
        </table:table-row>
        <table:table-row>
          <table:table-cell table:style-name="TagChainProperties.A2" office:value-type="string">
            <text:p text:style-name="P5">GetTagsByGroup</text:p>
          </table:table-cell>
          <table:table-cell table:style-name="TagChainProperties.A2" office:value-type="string">
            <text:p text:style-name="P6">pres</text:p>
          </table:table-cell>
          <table:table-cell table:style-name="TagChainProperties.A2" office:value-type="string">
            <text:p text:style-name="P8">group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F2" office:value-type="string">
            <text:p text:style-name="P6">ø</text:p>
          </table:table-cell>
          <table:table-cell table:style-name="TagChainProperties.G2" office:value-type="string">
            <text:p text:style-name="P6">ø</text:p>
          </table:table-cell>
        </table:table-row>
        <table:table-row>
          <table:table-cell table:style-name="TagChainProperties.A2" office:value-type="string">
            <text:p text:style-name="P5">GetTagsByUser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7">user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F2" office:value-type="string">
            <text:p text:style-name="P6">ø</text:p>
          </table:table-cell>
          <table:table-cell table:style-name="TagChainProperties.G2" office:value-type="string">
            <text:p text:style-name="P6">ø</text:p>
          </table:table-cell>
        </table:table-row>
        <table:table-row>
          <table:table-cell table:style-name="TagChainProperties.A2" office:value-type="string">
            <text:p text:style-name="P5">GetTagsViewable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7">viewable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F2" office:value-type="string">
            <text:p text:style-name="P6">ø</text:p>
          </table:table-cell>
          <table:table-cell table:style-name="TagChainProperties.G2" office:value-type="string">
            <text:p text:style-name="P6">not_pres</text:p>
          </table:table-cell>
        </table:table-row>
      </table:table>
      <text:p text:style-name="P10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 table:number-columns-repeated="2"/>
        <table:table-row>
          <table:table-cell table:style-name="Tabelle2.A1" office:value-type="string">
            <text:p text:style-name="P5">GetTagsByAuthor*</text:p>
          </table:table-cell>
          <table:table-cell table:style-name="Tabelle2.A1" office:value-type="string">
            <text:p text:style-name="P6">ø</text:p>
          </table:table-cell>
          <table:table-cell table:style-name="Tabelle2.A1" office:value-type="string">
            <text:p text:style-name="P7">viewable</text:p>
          </table:table-cell>
          <table:table-cell table:style-name="Tabelle2.A1" office:value-type="string">
            <text:p text:style-name="P6">ø</text:p>
          </table:table-cell>
          <table:table-cell table:style-name="Tabelle2.A1" office:value-type="string">
            <text:p text:style-name="P6">ø</text:p>
          </table:table-cell>
          <table:table-cell table:style-name="Tabelle2.F1" office:value-type="string">
            <text:p text:style-name="P6">ø</text:p>
          </table:table-cell>
          <table:table-cell table:style-name="Tabelle2.G1" office:value-type="string">
            <text:p text:style-name="P6">pres</text:p>
          </table:table-cell>
        </table:table-row>
      </table:table>
      <text:p text:style-name="P11">ø = wird nicht geprüft</text:p>
      <text:p text:style-name="P10"/>
      <text:p text:style-name="P10"/>
      <text:p text:style-name="P10">pres = present, i.e. not null or empty (string, list, ...)</text:p>
      <text:p text:style-name="P10">not_pres = not present</text:p>
      <text:p text:style-name="P10"/>
      <text:p text:style-name="P10">* not checked in</text:p>
      <text:p text:style-name="P10"/>
      <text:p text:style-name="P10"/>
      <text:h text:style-name="P12" text:outline-level="1">Parameters for „Get BibTeX“ Chain Eleme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String</text:p>
            <text:p text:style-name="P15">UserName</text:p>
          </table:table-cell>
          <table:table-cell table:style-name="Table1.A1" office:value-type="string">
            <text:p text:style-name="P15"><text:span text:style-name="T1">GroupingEntity</text:span> </text:p>
            <text:p text:style-name="P15">grouping</text:p>
          </table:table-cell>
          <table:table-cell table:style-name="Table1.A1" office:value-type="string">
            <text:p text:style-name="P14">String</text:p>
            <text:p text:style-name="P15">RequestedUserName</text:p>
          </table:table-cell>
          <table:table-cell table:style-name="Table1.A1" office:value-type="string">
            <text:p text:style-name="P15"><text:span text:style-name="T1">String</text:span> </text:p>
            <text:p text:style-name="P15">RequestedGroupName</text:p>
          </table:table-cell>
          <table:table-cell table:style-name="Table1.A1" office:value-type="string">
            <text:p text:style-name="P15"><text:span text:style-name="T1">List&lt;TagIndex&gt;</text:span> </text:p>
            <text:p text:style-name="P15">tagIndex</text:p>
          </table:table-cell>
          <table:table-cell table:style-name="Table1.G1" office:value-type="string">
            <text:p text:style-name="P14">String</text:p>
            <text:p text:style-name="P15">Hash</text:p>
          </table:table-cell>
          <table:table-cell table:style-name="Table1.G1" office:value-type="string">
            <text:p text:style-name="P15"><text:span text:style-name="T1">enum</text:span> </text:p>
            <text:p text:style-name="P15">Order</text:p>
          </table:table-cell>
          <table:table-cell table:style-name="Table1.G1" office:value-type="string">
            <text:p text:style-name="P16">NumSimpleConcepts</text:p>
          </table:table-cell>
          <table:table-cell table:style-name="Table1.G1" office:value-type="string">
            <text:p text:style-name="P16">NumSimpleTags</text:p>
          </table:table-cell>
          <table:table-cell table:style-name="Table1.G1" office:value-type="string">
            <text:p text:style-name="P16">NumTransitiveConcepts</text:p>
          </table:table-cell>
          <table:table-cell table:style-name="Table1.L1" office:value-type="string">
            <text:p text:style-name="P16">GroupId</text:p>
          </table:table-cell>
        </table:table-row>
        <table:table-row>
          <table:table-cell table:style-name="Table1.A2" office:value-type="string">
            <text:p text:style-name="P17">GetBibtexByConceptForUser</text:p>
          </table:table-cell>
          <table:table-cell table:style-name="Table1.A2" office:value-type="string">
            <text:p text:style-name="P18">pres</text:p>
          </table:table-cell>
          <table:table-cell table:style-name="Table1.A2" office:value-type="string">
            <text:p text:style-name="P19">user</text:p>
          </table:table-cell>
          <table:table-cell table:style-name="Table1.A2" office:value-type="string">
            <text:p text:style-name="P18">pres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&gt;0</text:p>
          </table:table-cell>
          <table:table-cell table:style-name="Table1.G2" office:value-type="string">
            <text:p text:style-name="P18">0</text:p>
          </table:table-cell>
          <table:table-cell table:style-name="Table1.G2" office:value-type="string">
            <text:p text:style-name="P18">0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A2" office:value-type="string">
            <text:p text:style-name="P17">GetBibtexByFriends</text:p>
          </table:table-cell>
          <table:table-cell table:style-name="Table1.A2" office:value-type="string">
            <text:p text:style-name="P18">pres</text:p>
          </table:table-cell>
          <table:table-cell table:style-name="Table1.A2" office:value-type="string">
            <text:p text:style-name="P19">friend</text:p>
          </table:table-cell>
          <table:table-cell table:style-name="Table1.A2" office:value-type="string">
            <text:p text:style-name="P18">not_pres</text:p>
          </table:table-cell>
          <table:table-cell table:style-name="Table1.A2" office:value-type="string">
            <text:p text:style-name="P18">not_pres</text:p>
          </table:table-cell>
          <table:table-cell table:style-name="Table1.A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A2" office:value-type="string">
            <text:p text:style-name="P17">GetBibtexByHash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20">all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not_pre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A2" office:value-type="string">
            <text:p text:style-name="P17">GetBibtexByHashForUser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20">user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pres</text:p>
          </table:table-cell>
          <table:table-cell table:style-name="Table1.A2" office:value-type="string">
            <text:p text:style-name="P18">not_pre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A2" office:value-type="string">
            <text:p text:style-name="P17">GetBibtexByTagNames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9">all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0</text:p>
          </table:table-cell>
          <table:table-cell table:style-name="Table1.G2" office:value-type="string">
            <text:p text:style-name="P18">&gt;0</text:p>
          </table:table-cell>
          <table:table-cell table:style-name="Table1.G2" office:value-type="string">
            <text:p text:style-name="P18">0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1">GetBibtexByTagNamesAndUser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user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0</text:p>
          </table:table-cell>
          <table:table-cell table:style-name="Table1.G2" office:value-type="string">
            <text:p text:style-name="P18">&gt;0</text:p>
          </table:table-cell>
          <table:table-cell table:style-name="Table1.G2" office:value-type="string">
            <text:p text:style-name="P18">0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ForGroup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group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ForGroupAndTag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9">group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0</text:p>
          </table:table-cell>
          <table:table-cell table:style-name="Table1.G2" office:value-type="string">
            <text:p text:style-name="P18">&gt;0</text:p>
          </table:table-cell>
          <table:table-cell table:style-name="Table1.G2" office:value-type="string">
            <text:p text:style-name="P18">0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ForHomePage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all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ForUser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user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not_pres</text:p>
          </table:table-cell>
        </table:table-row>
        <table:table-row>
          <table:table-cell table:style-name="Table1.G2" office:value-type="string">
            <text:p text:style-name="P22">GetBibtexOfFriendsByTag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friend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0</text:p>
          </table:table-cell>
          <table:table-cell table:style-name="Table1.G2" office:value-type="string">
            <text:p text:style-name="P18">&gt;0</text:p>
          </table:table-cell>
          <table:table-cell table:style-name="Table1.G2" office:value-type="string">
            <text:p text:style-name="P18">0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OfFriendsByUser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friend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Popular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9">all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popular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3">GetBibtexViewable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viewable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column table:style-name="Tabelle1.L"/>
        <table:table-row>
          <table:table-cell table:style-name="Tabelle1.A1" office:value-type="string">
            <text:p text:style-name="P23">*GetBibTexByAuthor</text:p>
          </table:table-cell>
          <table:table-cell table:style-name="Tabelle1.A1" office:value-type="string">
            <text:p text:style-name="P18">ø</text:p>
          </table:table-cell>
          <table:table-cell table:style-name="Tabelle1.A1" office:value-type="string">
            <text:p text:style-name="P19">viewable</text:p>
          </table:table-cell>
          <table:table-cell table:style-name="Tabelle1.A1" office:value-type="string">
            <text:p text:style-name="P18">not_pres</text:p>
          </table:table-cell>
          <table:table-cell table:style-name="Tabelle1.A1" office:value-type="string">
            <text:p text:style-name="P18">ø</text:p>
          </table:table-cell>
          <table:table-cell table:style-name="Tabelle1.A1" office:value-type="string">
            <text:p text:style-name="P18">not_pres</text:p>
          </table:table-cell>
          <table:table-cell table:style-name="Tabelle1.A1" office:value-type="string">
            <text:p text:style-name="P18">not_pres</text:p>
          </table:table-cell>
          <table:table-cell table:style-name="Tabelle1.A1" office:value-type="string">
            <text:p text:style-name="P18">neq(<text:span text:style-name="T1">added</text:span>)</text:p>
          </table:table-cell>
          <table:table-cell table:style-name="Tabelle1.A1" office:value-type="string">
            <text:p text:style-name="P18">ø</text:p>
          </table:table-cell>
          <table:table-cell table:style-name="Tabelle1.A1" office:value-type="string">
            <text:p text:style-name="P18">ø</text:p>
          </table:table-cell>
          <table:table-cell table:style-name="Tabelle1.A1" office:value-type="string">
            <text:p text:style-name="P18">ø</text:p>
          </table:table-cell>
          <table:table-cell table:style-name="Tabelle1.L1" office:value-type="string">
            <text:p text:style-name="P18">not_pres</text:p>
          </table:table-cell>
        </table:table-row>
        <table:table-row>
          <table:table-cell table:style-name="Tabelle1.A2" office:value-type="string">
            <text:p text:style-name="P23">*GetBibTexByAuthorAndTag </text:p>
          </table:table-cell>
          <table:table-cell table:style-name="Tabelle1.A2" office:value-type="string">
            <text:p text:style-name="P18">ø</text:p>
          </table:table-cell>
          <table:table-cell table:style-name="Tabelle1.A2" office:value-type="string">
            <text:p text:style-name="P19">viewable</text:p>
          </table:table-cell>
          <table:table-cell table:style-name="Tabelle1.A2" office:value-type="string">
            <text:p text:style-name="P18">pres</text:p>
          </table:table-cell>
          <table:table-cell table:style-name="Tabelle1.A2" office:value-type="string">
            <text:p text:style-name="P18">not_pres</text:p>
          </table:table-cell>
          <table:table-cell table:style-name="Tabelle1.A2" office:value-type="string">
            <text:p text:style-name="P18">pres</text:p>
          </table:table-cell>
          <table:table-cell table:style-name="Tabelle1.A2" office:value-type="string">
            <text:p text:style-name="P18">not_pres</text:p>
          </table:table-cell>
          <table:table-cell table:style-name="Tabelle1.A2" office:value-type="string">
            <text:p text:style-name="P18">neq(<text:span text:style-name="T1">added</text:span>)</text:p>
          </table:table-cell>
          <table:table-cell table:style-name="Tabelle1.A2" office:value-type="string">
            <text:p text:style-name="P18">ø</text:p>
          </table:table-cell>
          <table:table-cell table:style-name="Tabelle1.A2" office:value-type="string">
            <text:p text:style-name="P18">ø</text:p>
          </table:table-cell>
          <table:table-cell table:style-name="Tabelle1.A2" office:value-type="string">
            <text:p text:style-name="P18">ø</text:p>
          </table:table-cell>
          <table:table-cell table:style-name="Tabelle1.L2" office:value-type="string">
            <text:p text:style-name="P18">ø</text:p>
          </table:table-cell>
        </table:table-row>
      </table:table>
      <text:p text:style-name="P10"/>
      <text:p text:style-name="P10">neq(<text:span text:style-name="T1">value</text:span>) = null_or_equal(<text:span text:style-name="T1">value</text:span>)</text:p>
      <text:p text:style-name="P10">* not checked in</text:p>
      <text:h text:style-name="P12" text:outline-level="1">Parameters for „Get Bookmark“ Chain Elemen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 table:number-columns-repeated="3"/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>String</text:p>
            <text:p text:style-name="P15">UserName</text:p>
          </table:table-cell>
          <table:table-cell table:style-name="Table2.A1" office:value-type="string">
            <text:p text:style-name="P15"><text:span text:style-name="T1">GroupingEntity</text:span> </text:p>
            <text:p text:style-name="P15">grouping</text:p>
          </table:table-cell>
          <table:table-cell table:style-name="Table2.A1" office:value-type="string">
            <text:p text:style-name="P14">String</text:p>
            <text:p text:style-name="P15">RequestedUserName</text:p>
          </table:table-cell>
          <table:table-cell table:style-name="Table2.A1" office:value-type="string">
            <text:p text:style-name="P15"><text:span text:style-name="T1">String</text:span> </text:p>
            <text:p text:style-name="P15">RequestedGroupName</text:p>
          </table:table-cell>
          <table:table-cell table:style-name="Table2.A1" office:value-type="string">
            <text:p text:style-name="P15"><text:span text:style-name="T1">List&lt;TagIndex&gt;</text:span> </text:p>
            <text:p text:style-name="P15">tagIndex</text:p>
          </table:table-cell>
          <table:table-cell table:style-name="Table2.G1" office:value-type="string">
            <text:p text:style-name="P14">String</text:p>
            <text:p text:style-name="P15">Hash</text:p>
          </table:table-cell>
          <table:table-cell table:style-name="Table2.G1" office:value-type="string">
            <text:p text:style-name="P15"><text:span text:style-name="T1">enum</text:span> </text:p>
            <text:p text:style-name="P15">Order</text:p>
          </table:table-cell>
          <table:table-cell table:style-name="Table2.G1" office:value-type="string">
            <text:p text:style-name="P16">NumSimpleTags</text:p>
          </table:table-cell>
          <table:table-cell table:style-name="Table2.G1" office:value-type="string">
            <text:p text:style-name="P16">NumTransitiveConcepts</text:p>
          </table:table-cell>
          <table:table-cell table:style-name="Table2.K1" office:value-type="string">
            <text:p text:style-name="P16">NumTransitiveConcepts</text:p>
          </table:table-cell>
        </table:table-row>
        <table:table-row>
          <table:table-cell table:style-name="Table2.A2" office:value-type="string">
            <text:p text:style-name="P17">GetBookmarksByConceptForUser</text:p>
          </table:table-cell>
          <table:table-cell table:style-name="Table2.A2" office:value-type="string">
            <text:p text:style-name="P18">pres</text:p>
          </table:table-cell>
          <table:table-cell table:style-name="Table2.A2" office:value-type="string">
            <text:p text:style-name="P19">user</text:p>
          </table:table-cell>
          <table:table-cell table:style-name="Table2.A2" office:value-type="string">
            <text:p text:style-name="P18">pres</text:p>
          </table:table-cell>
          <table:table-cell table:style-name="Table2.A2" office:value-type="string">
            <text:p text:style-name="P18">not_pres</text:p>
          </table:table-cell>
          <table:table-cell table:style-name="Table2.A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eq(<text:span text:style-name="T1">added</text:span>)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A2" office:value-type="string">
            <text:p text:style-name="P17">GetBookmarksByFriends</text:p>
          </table:table-cell>
          <table:table-cell table:style-name="Table2.A2" office:value-type="string">
            <text:p text:style-name="P18">not_pres</text:p>
          </table:table-cell>
          <table:table-cell table:style-name="Table2.A2" office:value-type="string">
            <text:p text:style-name="P19">friend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pres</text:p>
          </table:table-cell>
          <table:table-cell table:style-name="Table2.A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A2" office:value-type="string">
            <text:p text:style-name="P17">GetBookmarksByHash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20">all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not_pres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A2" office:value-type="string">
            <text:p text:style-name="P17">GetBookmarksByHashForUser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20">user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pres</text:p>
          </table:table-cell>
          <table:table-cell table:style-name="Table2.A2" office:value-type="string">
            <text:p text:style-name="P18">not_pres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A2" office:value-type="string">
            <text:p text:style-name="P17">GetBookmarksByTagNames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9">all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eq(<text:span text:style-name="T1">added</text:span>)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1">GetBookmarksByTagNamesAndUser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user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eq(<text:span text:style-name="T1">added</text:span>)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2">GetBookmarksForGroup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group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2">GetBookmarksForGroupAndTag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9">group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2">GetBookmarksForHomePage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all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eq(<text:span text:style-name="T1">added</text:span>)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2">GetBookmarksForUser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user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eq(<text:span text:style-name="T1">added</text:span>)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2">GetBookmarksOfFriendsByTags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friend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2">GetBookmarksOfFriendsByUser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friend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2">GetBookmarksPopular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9">all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eq(<text:span text:style-name="T1">popular</text:span>)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3">GetBookmarksViewable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viewable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eq(<text:span text:style-name="T1">added</text:span>)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</table:table>
      <text:p text:style-name="P2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5-09T15:30:26</meta:creation-date>
    <dc:date>2007-09-13T14:35:39</dc:date>
    <meta:print-date>2007-09-13T13:09:18</meta:print-date>
    <dc:language>de-DE</dc:language>
    <meta:editing-cycles>74</meta:editing-cycles>
    <meta:editing-duration>P1DT7H22M4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3" meta:paragraph-count="443" meta:word-count="572" meta:character-count="2823"/>
  </office:meta>
</office:document-meta>
</file>